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automatic-styles>
    <style:style style:name="P1" style:family="paragraph" style:parent-style-name="Heading_20_1">
      <loext:graphic-properties draw:fill="solid" draw:fill-color="#ffffff" draw:opacity="100%"/>
      <style:paragraph-properties fo:margin-top="0cm" fo:margin-bottom="0.291cm" style:contextual-spacing="false" fo:background-color="#ffffff" fo:padding="0cm" fo:border="none"/>
      <style:text-properties fo:color="#212338" loext:opacity="100%" style:font-name="system-ui" fo:font-size="27pt" fo:font-weight="bold"/>
    </style:style>
    <style:style style:name="P2" style:family="paragraph" style:parent-style-name="Heading_20_2">
      <style:paragraph-properties fo:margin-top="0.582cm" fo:margin-bottom="0.291cm" style:contextual-spacing="false" fo:padding="0cm" fo:border="none"/>
      <style:text-properties fo:color="#212338" loext:opacity="100%" style:font-name="system-ui" fo:font-size="19.5pt"/>
    </style:style>
    <style:style style:name="P3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  <style:text-properties fo:color="#f8f8f2" loext:opacity="100%" style:font-name="Monaco" fo:font-size="9pt"/>
    </style:style>
    <style:style style:name="P4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  <style:text-properties fo:color="#f8f8f2" loext:opacity="100%"/>
    </style:style>
    <style:style style:name="P5" style:family="paragraph" style:parent-style-name="Preformatted_20_Text">
      <loext:graphic-properties draw:fill="solid" draw:fill-color="#23241f" draw:opacity="100%"/>
      <style:paragraph-properties fo:margin-top="0.132cm" fo:margin-bottom="0.132cm" style:contextual-spacing="false" fo:line-height="172%" fo:background-color="#23241f" fo:padding-left="0.265cm" fo:padding-right="0cm" fo:padding-top="0.132cm" fo:padding-bottom="0.132cm" fo:border-left="0.06pt solid #e4e5e6" fo:border-right="none" fo:border-top="0.06pt solid #e4e5e6" fo:border-bottom="0.06pt solid #e4e5e6"/>
    </style:style>
    <style:style style:name="P6" style:family="paragraph" style:parent-style-name="Quotations">
      <style:paragraph-properties fo:margin-left="0cm" fo:margin-right="0cm" fo:margin-top="0.132cm" fo:margin-bottom="0.265cm" style:contextual-spacing="false" fo:text-indent="0cm" style:auto-text-indent="false" fo:padding-left="0.423cm" fo:padding-right="0cm" fo:padding-top="0cm" fo:padding-bottom="0cm" fo:border-left="3pt solid #cccccc" fo:border-right="none" fo:border-top="none" fo:border-bottom="none"/>
    </style:style>
    <style:style style:name="P7" style:family="paragraph" style:parent-style-name="Standard">
      <style:paragraph-properties fo:margin-top="0cm" fo:margin-bottom="0cm" style:contextual-spacing="false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style:font-name="system-ui" fo:font-size="11.25pt" fo:letter-spacing="normal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</style:style>
    <style:style style:name="T1" style:family="text">
      <style:text-properties style:font-name="Monaco" fo:font-size="9pt"/>
    </style:style>
    <style:style style:name="T2" style:family="text">
      <style:text-properties fo:color="#212338" loext:opacity="100%" style:font-name="system-ui" fo:font-size="11.25pt"/>
    </style:style>
    <style:style style:name="T3" style:family="text">
      <style:text-properties fo:color="#212338" loext:opacity="100%" style:font-name="system-ui" fo:font-size="11.25pt" fo:letter-spacing="normal"/>
    </style:style>
    <style:style style:name="T4" style:family="text">
      <style:text-properties fo:color="#212338" loext:opacity="100%" style:font-name="system-ui" fo:font-size="11.25pt" fo:letter-spacing="normal" fo:font-weight="bold"/>
    </style:style>
    <style:style style:name="T5" style:family="text">
      <style:text-properties fo:color="#212338" loext:opacity="100%" style:font-name="Monaco" fo:font-size="9pt" fo:letter-spacing="normal" fo:background-color="#f0f0f0" loext:char-shading-value="0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bodyWrapper">
        <text:section text:style-name="Sect1" text:name="transparentWrapper">
          <text:p text:style-name="Standard"/>
          <text:section text:style-name="Sect1" text:name="container">
            <text:p text:style-name="Standard"/>
            <text:section text:style-name="Sect1" text:name="pagenav">
              <text:p text:style-name="Standard"/>
            </text:section>
            <text:section text:style-name="Sect1" text:name="chapters">
              <text:p text:style-name="P7"/>
              <text:section text:style-name="Sect1" text:name="python-essentials_64a6f0ad3add6">
                <text:p text:style-name="P7"/>
                <text:section text:style-name="Sect1" text:name="page1665575851277_0">
                  <text:p text:style-name="P7"/>
                </text:section>
                <text:section text:style-name="Sect1" text:name="page1694368759859_0">
                  <text:p text:style-name="P7"/>
                  <text:section text:style-name="Sect1" text:name="el1665575856378_1">
                    <text:h text:style-name="P1" text:outline-level="1">Ambientes Virtuais</text:h>
                    <text:p text:style-name="P9"><text:span text:style-name="T3">Até agora fizemos um script independente, o nosso </text:span><text:span text:style-name="Source_20_Text"><text:span text:style-name="T5">hello.py</text:span></text:span><text:span text:style-name="T3"> que não possui dependências e pode rodar em qualquer ambiente com Python.</text:span></text:p>
                    <text:p text:style-name="P8">Porém conforme nossos programas ficam mais complexos acabamos utilizando soluções prontas do ecossistema Python, o PyPI, repositório de pacotes oferece mais 300 mil pacotes para reutilizar.</text:p>
                    <text:p text:style-name="P8">Qual o problema?</text:p>
                    <text:p text:style-name="P8">Se instalarmos as bibliotecas do PyPI diretamente no Python principal do sistema podemos criar conflitos e deixar o ambiente muito cheio de biblitecas que podem se tornar obsoletas.</text:p>
                    <text:p text:style-name="P9"><text:span text:style-name="T3">Para resolver esse problemas o recomendado é criarmos um </text:span><text:span text:style-name="Strong_20_Emphasis"><text:span text:style-name="T4">sandbox</text:span></text:span><text:span text:style-name="T3">, um ambiente separado onde podemos ter uma cópia do ambiente Python isolada onde não corremos o risco de criar conflitos.</text:span></text:p>
                    <text:h text:style-name="P2" text:outline-level="2">Ambiente real</text:h>
                    <text:p text:style-name="P9"><text:span text:style-name="T3">Para saber qual é o ambiente </text:span><text:span text:style-name="Strong_20_Emphasis"><text:span text:style-name="T4">real</text:span></text:span><text:span text:style-name="T3"> do Python utilize:</text:span></text:p>
                    <text:p text:style-name="P3">python3 -m site</text:p>
                    <text:p text:style-name="P9"><text:span text:style-name="T3">Este comando retorna os cominhos de instalação do Python e suas bibliotecas, para criar um </text:span><text:span text:style-name="Strong_20_Emphasis"><text:span text:style-name="T4">ambiente virtual</text:span></text:span><text:span text:style-name="T3"> a partir destes arquivos basta copiarmos tudo isso para um novo local isolado.</text:span></text:p>
                    <text:p text:style-name="P8">Como este processo é algo bastante comum de ser feito, o próprio Python já vem com uma ferramenta que faz essa cópia automaticamente.</text:p>
                    <text:h text:style-name="P2" text:outline-level="2">Ambiente Virtual</text:h>
                    <text:p text:style-name="P9"><text:span text:style-name="T3">O ambiente virtual é um </text:span><text:span text:style-name="Strong_20_Emphasis"><text:span text:style-name="T4">sandbox</text:span></text:span><text:span text:style-name="T3">, é uma cópia de todo o ambiente Python e a recomendação é que você tenha um ambiente virtual em cada um dos seus projetos cada projeto deve usar seu próprio conjunto de bibliotecas isoladamente.</text:span></text:p>
                    <text:p text:style-name="P8">Criando o ambiente virtual</text:p>
                    <text:p text:style-name="P9"><text:span text:style-name="T3">Na pasta do seu projeto usamos o módulop </text:span><text:span text:style-name="Source_20_Text"><text:span text:style-name="T5">venv</text:span></text:span><text:span text:style-name="T3"> e informamos um nome para a pasta do ambiente ser criada, é comum que o nome seja </text:span><text:span text:style-name="Source_20_Text"><text:span text:style-name="T5">.venv</text:span></text:span><text:span text:style-name="T3"> pois o </text:span><text:span text:style-name="Source_20_Text"><text:span text:style-name="T5">.</text:span></text:span><text:span text:style-name="T3"> torna a pasta oculta no seu sistema e esse nome é comumente adotado.</text:span></text:p>
                    <text:p text:style-name="P3"><text:soft-page-break/>cd python-base</text:p>
                    <text:p text:style-name="P3">python3 -m venv .venv</text:p>
                    <text:p text:style-name="P9"><text:span text:style-name="T3">Ao executar esse comando irá notar que foi criada uma nova pasta chamada </text:span><text:span text:style-name="Source_20_Text"><text:span text:style-name="T5">.venv</text:span></text:span><text:span text:style-name="T3"> e dentro dela tem a cópia de todos os arquivos do Python.</text:span></text:p>
                    <text:p text:style-name="P3">$ ls -a .venv </text:p>
                    <text:p text:style-name="P3">. <text:s/>.. <text:s/>bin <text:s/>include <text:s/>lib <text:s/>lib64 <text:s/>pyvenv.cfg <text:s/>share</text:p>
                    <text:p text:style-name="P9"><text:span text:style-name="T3">Ali dentro da pasta </text:span><text:span text:style-name="Source_20_Text"><text:span text:style-name="T5">bin</text:span></text:span><text:span text:style-name="T3"> é onde encontramos o </text:span><text:span text:style-name="Source_20_Text"><text:span text:style-name="T5">python</text:span></text:span><text:span text:style-name="T3"> e também outras ferramentas como o </text:span><text:span text:style-name="Source_20_Text"><text:span text:style-name="T5">pip</text:span></text:span><text:span text:style-name="T3"> e a apartir de agora todos os módulos que instalarmos vão para dentro da pasta </text:span><text:span text:style-name="Source_20_Text"><text:span text:style-name="T5">lib</text:span></text:span><text:span text:style-name="T3">.</text:span></text:p>
                    <text:p text:style-name="P8">Mas para usar o ambiente virtual sempre será necessário efetuar a ativação, no linux isso é feito com o comando abaixo:</text:p>
                    <text:p text:style-name="P3">source .venv/bin/activate</text:p>
                    <text:p text:style-name="P9"><text:span text:style-name="T3">Ao rodar o activate o seu prompt passa a exibir </text:span><text:span text:style-name="Source_20_Text"><text:span text:style-name="T5">(.venv)</text:span></text:span><text:span text:style-name="T3"> que é o nome do ambiente virtual, e para se certificar execute novamente o módulo </text:span><text:span text:style-name="Source_20_Text"><text:span text:style-name="T5">site</text:span></text:span><text:span text:style-name="T3">.</text:span></text:p>
                    <text:p text:style-name="P3">python3 -m site</text:p>
                    <text:p text:style-name="P8">Repare que agora os caminhos de bibliotecas (1 e 4 da lista) apontam para a pasta isolada do seu projeto.</text:p>
                    <text:p text:style-name="P9"><text:span text:style-name="T3">Outra forma de verificar qual Ambiente Python está ativado é usando o comando </text:span><text:span text:style-name="Source_20_Text"><text:span text:style-name="T5">which</text:span></text:span></text:p>
                    <text:p text:style-name="P3">which python</text:p>
                    <text:p text:style-name="P9"><text:span text:style-name="T3">O retorno deve ser algo como </text:span><text:span text:style-name="Source_20_Text"><text:span text:style-name="T5">~/Projects/python-base/.venv/bin/python</text:span></text:span></text:p>
                    <text:p text:style-name="P6"><text:span text:style-name="Strong_20_Emphasis"><text:span text:style-name="T2">IMPORTANTE</text:span></text:span><text:span text:style-name="T2"> sempre que abrir um terminal, antes de executar os comandos você deverá ativar o ambiente virtual do seu projeto. Existem ferramentas que podem fazer isso automaticamente para você como o zsh ou o poetry mas durante o aprendizado eu recomendo manter os comandos todos manuais para você fixar a idéia da necessidade deles e no futuro automatize.</text:span></text:p>
                    <text:h text:style-name="P2" text:outline-level="2">Git Ignore</text:h>
                    <text:p text:style-name="P9"><text:span text:style-name="T3">Em nosso projeto agora temos uma nova pasta </text:span><text:span text:style-name="Source_20_Text"><text:span text:style-name="T5">.venv</text:span></text:span><text:span text:style-name="T3"> com centenas de arquivos e se fizermos um commit + push usando o git iremos mandar essa pasta toda para o repositório remoto do github e queremos evitar isso, a </text:span><text:span text:style-name="Source_20_Text"><text:span text:style-name="T5">.venv</text:span></text:span><text:span text:style-name="T3"> é apenas para uso local, se outra pessoa precisar executar seu código ela terá que criar o ambiente virtual diretamente lá no ambiente que precisar.</text:span></text:p>
                    <text:p text:style-name="P9"><text:span text:style-name="T3">Crie um arquivo chamado </text:span><text:span text:style-name="Source_20_Text"><text:span text:style-name="T5">.gitignore</text:span></text:span><text:span text:style-name="T3"> na raiz do projeto</text:span></text:p>
                    <text:p text:style-name="P3"><text:soft-page-break/>cd python-base</text:p>
                    <text:p text:style-name="P3">touch .gitignore</text:p>
                    <text:p text:style-name="P9"><text:span text:style-name="T3">O comando </text:span><text:span text:style-name="Source_20_Text"><text:span text:style-name="T5">touch</text:span></text:span><text:span text:style-name="T3"> do Linux cria um arquivo vazio e então você pode abrir ele com o seu editor para adicionar as pastar que queremos que fiquem de fora do controle do git.</text:span></text:p>
                    <text:p text:style-name="P9"><text:span text:style-name="T3">Basta abrir o </text:span><text:span text:style-name="Source_20_Text"><text:span text:style-name="T5">.gitignore</text:span></text:span><text:span text:style-name="T3"> e adicionar a linha:</text:span></text:p>
                    <text:p text:style-name="P3">.venv</text:p>
                    <text:p text:style-name="P8">Uma outra forma mais fácil de fazer isso é com este comando:</text:p>
                    <text:p text:style-name="P3">echo ".venv" &gt;&gt; .gitignore</text:p>
                    <text:p text:style-name="P9"><text:span text:style-name="T3">O comando acima adiciona o texto </text:span><text:span text:style-name="Source_20_Text"><text:span text:style-name="T5">.venv</text:span></text:span><text:span text:style-name="T3"> no final do arquivo </text:span><text:span text:style-name="Source_20_Text"><text:span text:style-name="T5">.gitignore</text:span></text:span></text:p>
                    <text:p text:style-name="P9"><text:span text:style-name="T3">Desta forma evitamos que a pasta venv vá para o git mas agora você precisa fazer um commit para adicionar o </text:span><text:span text:style-name="Source_20_Text"><text:span text:style-name="T5">.gitignore</text:span></text:span><text:span text:style-name="T3">.</text:span></text:p>
                    <text:p text:style-name="P3">git add .gitignore</text:p>
                    <text:p text:style-name="P3">git commit -m "adicionado git ignore"</text:p>
                    <text:p text:style-name="P3">git push</text:p>
                    <text:h text:style-name="P2" text:outline-level="2">Instalando pacotes</text:h>
                    <text:p text:style-name="P8">Agora sim podemos instalar pacotes dentro do nosso ambiente virtual :)</text:p>
                    <text:p text:style-name="P9"><text:span text:style-name="T3">Primeiro certifique-se de que </text:span><text:span text:style-name="Source_20_Text"><text:span text:style-name="T5">(.venv)</text:span></text:span><text:span text:style-name="T3"> aparece em seu terminal ou que </text:span><text:span text:style-name="Source_20_Text"><text:span text:style-name="T5">which python</text:span></text:span><text:span text:style-name="T3"> mostra o Python de dentro da pasta </text:span><text:span text:style-name="Source_20_Text"><text:span text:style-name="T5">.venv</text:span></text:span><text:span text:style-name="T3">.</text:span></text:p>
                    <text:p text:style-name="P9"><text:span text:style-name="T3">Agora a primeira coisa a fazer é usar o </text:span><text:span text:style-name="Source_20_Text"><text:span text:style-name="T5">pip</text:span></text:span><text:span text:style-name="T3"> que é o gerenciador de pacotes do Python e através dele podemos instalar novas bibliotecas e ferramentas.</text:span></text:p>
                    <text:p text:style-name="P8">Atualize o próprio pip</text:p>
                    <text:p text:style-name="P3">python3 -m pip install --upgrade pip</text:p>
                    <text:p text:style-name="P9"><text:span text:style-name="T3">Com o pip atualizado vamos instalar nosso primeiro pacote e ele se chama </text:span><text:span text:style-name="Strong_20_Emphasis"><text:span text:style-name="T4">IPython</text:span></text:span></text:p>
                    <text:p text:style-name="P3">python3 -m pip install ipython</text:p>
                    <text:p text:style-name="P8">O terminal Python que usamos até agora é muito bom e serve para fazer tudo o que precisamos mas faltam algumas coisas como output colorido que facilita a leitura das mensagens e também ferramentas mais fáceis para obter ajuda.</text:p>
                    <text:p text:style-name="P8">O Ipython é uma versão do interpretadotr Python que possui mais funcionalidades.</text:p>
                    <text:p text:style-name="P9"><text:span text:style-name="T3">Digite </text:span><text:span text:style-name="Source_20_Text"><text:span text:style-name="T5">ipython</text:span></text:span><text:span text:style-name="T3"> e perceba como ele é um pouco diferente do terminal que usamos anteriormente.</text:span></text:p>
                    <text:p text:style-name="P3"><text:soft-page-break/>$ ipython</text:p>
                    <text:p text:style-name="P5"/>
                    <text:p text:style-name="P3">Python 3.10.2 (main, Jan 15 2022, 19:56:27) [GCC 11.1.0]</text:p>
                    <text:p text:style-name="P3">Type 'copyright', 'credits' or 'license' for more information</text:p>
                    <text:p text:style-name="P3">IPython 8.0.1 -- An enhanced Interactive Python. Type '?' for help.</text:p>
                    <text:p text:style-name="P5"/>
                    <text:p text:style-name="P3">In [1]:</text:p>
                    <text:p text:style-name="P5"/>
                    <text:p text:style-name="P9"><text:span text:style-name="T3">É bastante similar, a única grande diferença que vai notar é que ao invés de exibir o prompt padrão </text:span><text:span text:style-name="Source_20_Text"><text:span text:style-name="T5">&gt;&gt;&gt;</text:span></text:span><text:span text:style-name="T3"> ele agora mostra </text:span><text:span text:style-name="Source_20_Text"><text:span text:style-name="T5">In [1]:</text:span></text:span><text:span text:style-name="T3"> e fica a espera de alguma instrução, experimente digitar </text:span><text:span text:style-name="Source_20_Text"><text:span text:style-name="T5">1 + 1</text:span></text:span></text:p>
                    <text:p text:style-name="P3">In [1]: 1 + 1</text:p>
                    <text:p text:style-name="P3">Out[1]: 2</text:p>
                    <text:p text:style-name="P9"><text:span text:style-name="T3">Repare que a resposta vem em um novo prompt contento </text:span><text:span text:style-name="Source_20_Text"><text:span text:style-name="T5">Out [1]:</text:span></text:span><text:span text:style-name="T3"> e isso é bastante poderoso pois ele grava um histórico de todos os seus comandos e você pode por exemplo digitar </text:span><text:span text:style-name="Source_20_Text"><text:span text:style-name="T5">_1</text:span></text:span><text:span text:style-name="T3"> ou </text:span><text:span text:style-name="Source_20_Text"><text:span text:style-name="T5">_2</text:span></text:span><text:span text:style-name="T3"> etc para acessar o retorno de algum comando que digitou anteriormente.</text:span></text:p>
                    <text:p text:style-name="P9"><text:span text:style-name="T3">Além disso o Ipython possui uma ajuda mais completa usando </text:span><text:span text:style-name="Source_20_Text"><text:span text:style-name="T5">?</text:span></text:span><text:span text:style-name="T3"> ou </text:span><text:span text:style-name="Source_20_Text"><text:span text:style-name="T5">??</text:span></text:span><text:span text:style-name="T3"> ao invés de usar </text:span><text:span text:style-name="Source_20_Text"><text:span text:style-name="T5">help()</text:span></text:span></text:p>
                    <text:p text:style-name="P3">In [4]: print?</text:p>
                    <text:p text:style-name="P3">Docstring:</text:p>
                    <text:p text:style-name="P3">print(value, ..., sep=' ', end='\n', file=sys.stdout, flush=False)</text:p>
                    <text:p text:style-name="P5"/>
                    <text:p text:style-name="P3">Prints the values to a stream, or to sys.stdout by default.</text:p>
                    <text:p text:style-name="P3">Optional keyword arguments:</text:p>
                    <text:p text:style-name="P3">file: <text:s/>a file-like object (stream); defaults to the current sys.stdout.</text:p>
                    <text:p text:style-name="P3">sep: <text:s text:c="2"/>string inserted between values, default a space.</text:p>
                    <text:p text:style-name="P3">end: <text:s text:c="2"/>string appended after the last value, default a newline.</text:p>
                    <text:p text:style-name="P3">flush: whether to forcibly flush the stream.</text:p>
                    <text:p text:style-name="P3">Type: <text:s text:c="5"/>builtin_function_or_method</text:p>
                    <text:p text:style-name="P9"><text:soft-page-break/><text:span text:style-name="T3">E também oferece auto-complete, experimente começar a digitar por exemplo a letra </text:span><text:span text:style-name="Source_20_Text"><text:span text:style-name="T5">p</text:span></text:span><text:span text:style-name="T3"> e depois pressionar </text:span><text:span text:style-name="Source_20_Text"><text:span text:style-name="T5">tab</text:span></text:span><text:span text:style-name="T3"> e ele vai te mostrar um seletor com todos os objetos começados pela letra </text:span><text:span text:style-name="Source_20_Text"><text:span text:style-name="T5">p</text:span></text:span><text:span text:style-name="T3">.</text:span></text:p>
                    <text:p text:style-name="P3">In [5]: p&lt;tab&gt;</text:p>
                    <text:p text:style-name="P4"><text:s/><text:span text:style-name="T1">pass <text:s text:c="6"/>%page <text:s text:c="5"/>%pdef <text:s text:c="5"/>%pinfo <text:s text:c="4"/>%pprint <text:s text:c="3"/>%psearch <text:s text:c="2"/>%pycat <text:s text:c="4"/>%%python2 </text:span></text:p>
                    <text:p text:style-name="P4"><text:s/><text:span text:style-name="T1">pow() <text:s text:c="5"/>%paste <text:s text:c="4"/>%pdoc <text:s text:c="5"/>%pinfo2 <text:s text:c="3"/>%precision %psource <text:s text:c="2"/>%pylab <text:s text:c="4"/>%%python3 </text:span></text:p>
                    <text:p text:style-name="P4"><text:s/><text:span text:style-name="T1">print() <text:s text:c="3"/>%pastebin <text:s/>%%perl <text:s text:c="4"/>%pip <text:s text:c="6"/>%prun <text:s text:c="5"/>%pushd <text:s text:c="4"/>%%pypy <text:s text:c="14"/></text:span></text:p>
                    <text:p text:style-name="P4"><text:s/><text:span text:style-name="T1">property <text:s text:c="2"/>%pdb <text:s text:c="6"/>%pfile <text:s text:c="4"/>%popd <text:s text:c="5"/>%%prun <text:s text:c="4"/>%pwd <text:s text:c="6"/>%%python <text:s text:c="12"/></text:span></text:p>
                    <text:p text:style-name="P8">Recomendo que em todos os seus ambientes virtuais você adicione o Ipython :)</text:p>
                  </text:section>
                </text:section>
              </text:section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59:33.746789506</meta:creation-date>
    <dc:date>2023-09-10T17:59:53.882178454</dc:date>
    <meta:editing-duration>PT20S</meta:editing-duration>
    <meta:editing-cycles>1</meta:editing-cycles>
    <meta:document-statistic meta:table-count="0" meta:image-count="0" meta:object-count="0" meta:page-count="5" meta:paragraph-count="83" meta:word-count="1119" meta:character-count="6702" meta:non-whitespace-character-count="5513"/>
    <meta:generator>LibreOffice/7.3.7.2$Linux_X86_64 LibreOffice_project/30$Build-2</meta:generator>
  </office:meta>
</office:document-meta>
</file>